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80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533cm"/>
    </style:style>
    <style:style style:name="gr4" style:family="graphic" style:parent-style-name="standard">
      <style:graphic-properties svg:stroke-width="0.01cm" svg:stroke-color="#ffffff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11cm" svg:stroke-color="#ffffff" draw:marker-start="Arrowheads_20_1" draw:marker-start-width="0.465cm" draw:marker-end="Arrow" draw:marker-end-width="0.46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solid" draw:fill-color="#ffffff" draw:textarea-horizontal-align="center" draw:textarea-vertical-align="middle" draw:shadow="visible"/>
    </style:style>
    <style:style style:name="gr7" style:family="graphic" style:parent-style-name="standard">
      <style:graphic-properties svg:stroke-width="0.01cm" svg:stroke-color="#000000" draw:marker-start="Circle" draw:marker-start-width="0.315cm" draw:marker-end="Arrow" draw:marker-end-width="0.315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3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text-indent="0cm"/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5" style:family="paragraph">
      <style:paragraph-properties fo:margin-left="0cm" fo:margin-right="0cm" fo:text-indent="0cm"/>
      <style:text-properties fo:color="#000000" fo:font-style="italic" style:font-style-asian="italic" style:font-style-complex="italic"/>
    </style:style>
    <style:style style:name="T1" style:family="text">
      <style:text-properties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color="#000000" fo:font-family="'Arial Black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4" style:family="text">
      <style:text-properties fo:color="#000000"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cm" svg:height="4cm" svg:x="4cm" svg:y="3.8cm">
          <text:p/>
        </draw:rect>
        <draw:frame draw:style-name="gr2" draw:text-style-name="P2" draw:layer="layout" svg:width="5.226cm" svg:height="2.042cm" svg:x="5cm" svg:y="4.8cm">
          <draw:text-box>
            <text:p text:style-name="P2"><text:span text:style-name="T1">Motion</text:span></text:p>
          </draw:text-box>
        </draw:frame>
        <draw:frame draw:style-name="gr3" draw:text-style-name="P3" draw:layer="layout" svg:width="4.033cm" svg:height="1.673cm" svg:x="9.867cm" svg:y="5cm">
          <draw:text-box>
            <text:p text:style-name="P3"><text:span text:style-name="T2">Group</text:span></text:p>
          </draw:text-box>
        </draw:frame>
        <draw:line draw:style-name="gr4" draw:text-style-name="P1" draw:layer="layout" svg:x1="13.77cm" svg:y1="6.4cm" svg:x2="4.7cm" svg:y2="6.4cm">
          <text:p/>
        </draw:line>
        <draw:rect draw:style-name="gr1" draw:text-style-name="P1" draw:layer="layout" svg:width="11.5cm" svg:height="5cm" svg:x="3.8cm" svg:y="9.6cm">
          <text:p/>
        </draw:rect>
        <draw:frame draw:style-name="gr3" draw:text-style-name="P3" draw:layer="layout" svg:width="4.033cm" svg:height="1.673cm" svg:x="9.867cm" svg:y="12.1cm">
          <draw:text-box>
            <text:p text:style-name="P3"><text:span text:style-name="T2">Group</text:span></text:p>
          </draw:text-box>
        </draw:frame>
        <draw:line draw:style-name="gr5" draw:text-style-name="P1" draw:layer="layout" svg:x1="14.173cm" svg:y1="12.3cm" svg:x2="4.755cm" svg:y2="12.3cm">
          <text:p/>
        </draw:line>
        <draw:frame draw:style-name="gr2" draw:text-style-name="P2" draw:layer="layout" svg:width="5.226cm" svg:height="2.042cm" svg:x="5.274cm" svg:y="10.6cm">
          <draw:text-box>
            <text:p text:style-name="P2"><text:span text:style-name="T1">Motion</text:span></text:p>
          </draw:text-box>
        </draw:frame>
        <draw:rect draw:style-name="gr6" draw:text-style-name="P1" draw:layer="layout" svg:width="11cm" svg:height="4cm" svg:x="4cm" svg:y="16.5cm">
          <text:p/>
        </draw:rect>
        <draw:frame draw:style-name="gr2" draw:text-style-name="P4" draw:layer="layout" svg:width="5.226cm" svg:height="2.042cm" svg:x="5cm" svg:y="17.5cm">
          <draw:text-box>
            <text:p text:style-name="P4"><text:span text:style-name="T3">Motion</text:span></text:p>
          </draw:text-box>
        </draw:frame>
        <draw:frame draw:style-name="gr3" draw:text-style-name="P5" draw:layer="layout" svg:width="4.033cm" svg:height="1.673cm" svg:x="9.867cm" svg:y="17.7cm">
          <draw:text-box>
            <text:p text:style-name="P5"><text:span text:style-name="T4">Group</text:span></text:p>
          </draw:text-box>
        </draw:frame>
        <draw:line draw:style-name="gr7" draw:text-style-name="P1" draw:layer="layout" svg:x1="13.77cm" svg:y1="19.1cm" svg:x2="4.7cm" svg:y2="1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-width="0.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cm" draw:shadow-offset-y="0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Jozef Hopko</meta:initial-creator>
    <meta:creation-date>2007-10-01T20:32:06</meta:creation-date>
    <dc:creator>Jozef Hopko</dc:creator>
    <dc:date>2007-10-01T20:45:55</dc:date>
    <meta:editing-cycles>1</meta:editing-cycles>
    <meta:editing-duration>PT13M55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